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 Regular" svg:font-family="'Monospace Regular'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d9584" officeooo:paragraph-rsid="001d9584"/>
    </style:style>
    <style:style style:name="P2" style:family="paragraph" style:parent-style-name="Text_20_body">
      <style:text-properties fo:color="#000000" loext:opacity="100%" officeooo:rsid="00185c82" officeooo:paragraph-rsid="00185c82"/>
    </style:style>
    <style:style style:name="P3" style:family="paragraph" style:parent-style-name="Text_20_body">
      <style:text-properties fo:color="#000000" loext:opacity="100%" fo:font-weight="bold" officeooo:rsid="00185c82" officeooo:paragraph-rsid="00185c82" style:font-weight-asian="bold" style:font-weight-complex="bold"/>
    </style:style>
    <style:style style:name="P4" style:family="paragraph" style:parent-style-name="Text_20_body">
      <style:text-properties fo:color="#000000" loext:opacity="100%" officeooo:rsid="00197a07" officeooo:paragraph-rsid="00197a07"/>
    </style:style>
    <style:style style:name="P5" style:family="paragraph" style:parent-style-name="Text_20_body">
      <style:text-properties fo:color="#000000" loext:opacity="100%" officeooo:rsid="001b54bf" officeooo:paragraph-rsid="001b54bf"/>
    </style:style>
    <style:style style:name="P6" style:family="paragraph" style:parent-style-name="Text_20_body">
      <style:text-properties fo:color="#000000" loext:opacity="100%" officeooo:rsid="001ca6b9" officeooo:paragraph-rsid="001ca6b9"/>
    </style:style>
    <style:style style:name="P7" style:family="paragraph" style:parent-style-name="Text_20_body">
      <style:text-properties fo:color="#ff5722" loext:opacity="100%" officeooo:rsid="0020a88b" officeooo:paragraph-rsid="0020a88b"/>
    </style:style>
    <style:style style:name="P8" style:family="paragraph" style:parent-style-name="Text_20_body">
      <style:text-properties fo:color="#ff5722" loext:opacity="100%" style:text-underline-style="none" fo:font-weight="bold" officeooo:rsid="0020a88b" officeooo:paragraph-rsid="0020a88b" style:font-weight-asian="bold" style:font-weight-complex="bold"/>
    </style:style>
    <style:style style:name="P9" style:family="paragraph" style:parent-style-name="Text_20_body">
      <style:text-properties fo:color="#ff5722" loext:opacity="100%" style:text-underline-style="none" fo:font-weight="bold" officeooo:rsid="002257f1" officeooo:paragraph-rsid="002257f1" style:font-weight-asian="bold" style:font-weight-complex="bold"/>
    </style:style>
    <style:style style:name="P10" style:family="paragraph" style:parent-style-name="Text_20_body">
      <style:text-properties fo:color="#ff5722" loext:opacity="100%" style:font-name="Liberation Mono" style:text-underline-style="none" fo:font-weight="normal" officeooo:rsid="0020a88b" officeooo:paragraph-rsid="0020a88b" style:font-weight-asian="normal" style:font-weight-complex="normal"/>
    </style:style>
    <style:style style:name="P11" style:family="paragraph" style:parent-style-name="Title">
      <style:text-properties fo:color="#fbc02d" loext:opacity="100%" officeooo:rsid="00185c82" officeooo:paragraph-rsid="00185c82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9b8eb"/>
    </style:style>
    <style:style style:name="T4" style:family="text">
      <style:text-properties style:text-position="0% 100%" officeooo:rsid="001b54bf"/>
    </style:style>
    <style:style style:name="T5" style:family="text">
      <style:text-properties officeooo:rsid="001f03c9"/>
    </style:style>
    <style:style style:name="T6" style:family="text">
      <style:text-properties style:font-name="Liberation Serif" officeooo:rsid="001f03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Gesetze für den el. Widerstand</text:p>
      <text:p text:style-name="P2"/>
      <text:p text:style-name="P3">a) Reihenschaltung</text:p>
      <text:p text:style-name="P2">Untersuche den Zusammenhang ziwche den Einzelwiderständen R<text:span text:style-name="T1">1</text:span><text:span text:style-name="T2"> und R</text:span><text:span text:style-name="T1">2 </text:span><text:span text:style-name="T2">und den Gesamtwiderstand in einer Reihenschaltung.</text:span></text:p>
      <text:p text:style-name="P2"/>
      <text:p text:style-name="P6">I</text:p>
      <text:p text:style-name="P4"><text:tab/>U<text:span text:style-name="T1">1 </text:span><text:span text:style-name="T2">= 1,1V</text:span></text:p>
      <text:p text:style-name="P4"><text:tab/>U<text:span text:style-name="T1">2 </text:span><text:span text:style-name="T2">= 2,3V</text:span></text:p>
      <text:p text:style-name="P4"><text:tab/>U<text:span text:style-name="T1">ges </text:span><text:span text:style-name="T3">= </text:span><text:span text:style-name="T4">3,4</text:span><text:span text:style-name="T3">V</text:span></text:p>
      <text:p text:style-name="P6"><text:span text:style-name="T3">I</text:span><text:span text:style-name="T2">I</text:span></text:p>
      <text:p text:style-name="P5"><text:span text:style-name="T3"><text:tab/>I</text:span><text:span text:style-name="T1">1</text:span><text:span text:style-name="T2"> = 21mA</text:span></text:p>
      <text:p text:style-name="P5"><text:tab/>I<text:span text:style-name="T1">2 </text:span><text:span text:style-name="T2"><text:s/>= 21mA</text:span></text:p>
      <text:p text:style-name="P5"><text:tab/>I<text:span text:style-name="T1">ges </text:span><text:span text:style-name="T2">= 21mA</text:span></text:p>
      <text:p text:style-name="P5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">U in V</text:p>
          </table:table-cell>
          <table:table-cell table:style-name="Table1.A1" office:value-type="string">
            <text:p text:style-name="P1">I in mA</text:p>
          </table:table-cell>
          <table:table-cell table:style-name="Table1.A1" office:value-type="string">
            <text:p text:style-name="P1">I in A</text:p>
          </table:table-cell>
          <table:table-cell table:style-name="Table1.D1" office:value-type="string">
            <text:p text:style-name="P1">R = U/I <text:span text:style-name="T5">in </text:span><text:span text:style-name="T6">Ω</text:span></text:p>
          </table:table-cell>
        </table:table-row>
        <table:table-row>
          <table:table-cell table:style-name="Table1.A2" office:value-type="string">
            <text:p text:style-name="P1">1,1</text:p>
          </table:table-cell>
          <table:table-cell table:style-name="Table1.A2" office:value-type="string">
            <text:p text:style-name="P1">21</text:p>
          </table:table-cell>
          <table:table-cell table:style-name="Table1.A2" office:value-type="string">
            <text:p text:style-name="P1">0,021</text:p>
          </table:table-cell>
          <table:table-cell table:style-name="Table1.D2" office:value-type="string">
            <text:p text:style-name="P1">52.380952381</text:p>
          </table:table-cell>
        </table:table-row>
        <table:table-row>
          <table:table-cell table:style-name="Table1.A2" office:value-type="string">
            <text:p text:style-name="P1">2,3</text:p>
          </table:table-cell>
          <table:table-cell table:style-name="Table1.A2" office:value-type="string">
            <text:p text:style-name="P1">21</text:p>
          </table:table-cell>
          <table:table-cell table:style-name="Table1.A2" office:value-type="string">
            <text:p text:style-name="P1">0,021</text:p>
          </table:table-cell>
          <table:table-cell table:style-name="Table1.D2" office:value-type="string">
            <text:p text:style-name="Table_20_Contents">109.523809524</text:p>
          </table:table-cell>
        </table:table-row>
        <table:table-row>
          <table:table-cell table:style-name="Table1.A2" office:value-type="string">
            <text:p text:style-name="P1">23,4</text:p>
          </table:table-cell>
          <table:table-cell table:style-name="Table1.A2" office:value-type="string">
            <text:p text:style-name="P1">21</text:p>
          </table:table-cell>
          <table:table-cell table:style-name="Table1.A2" office:value-type="string">
            <text:p text:style-name="P1">0,021</text:p>
          </table:table-cell>
          <table:table-cell table:style-name="Table1.D2" office:value-type="string">
            <text:p text:style-name="Table_20_Contents">1114.285714286</text:p>
          </table:table-cell>
        </table:table-row>
      </table:table>
      <text:p text:style-name="P5"/>
      <text:p text:style-name="P7">Für die Reihenschaltung gilt:</text:p>
      <text:p text:style-name="P8">R<text:span text:style-name="T1">ges</text:span><text:span text:style-name="T2"> = R</text:span><text:span text:style-name="T1">1</text:span><text:span text:style-name="T2"> + R</text:span><text:span text:style-name="T1">2</text:span></text:p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/>___________________________________</text:p>
      <text:p text:style-name="P10">&lt; Gesetze für die Parallelschaltung &gt;</text:p>
      <text:p text:style-name="P10"><text:s/>-----------------------------------</text:p>
      <text:p text:style-name="P10"><text:s text:c="3"/>\</text:p>
      <text:p text:style-name="P10"><text:s text:c="4"/>\</text:p>
      <text:p text:style-name="P10"><text:s text:c="8"/>.--.</text:p>
      <text:p text:style-name="P10"><text:s text:c="7"/>|o_o |</text:p>
      <text:p text:style-name="P10"><text:s text:c="7"/>|:_/ |</text:p>
      <text:p text:style-name="P10"><text:s text:c="6"/>// <text:s text:c="2"/>\ \</text:p>
      <text:p text:style-name="P10"><text:s text:c="5"/>(| <text:s text:c="4"/>| )</text:p>
      <text:p text:style-name="P10"><text:s text:c="4"/>/'\_ <text:s text:c="2"/>_/`\</text:p>
      <text:p text:style-name="P10"><text:s text:c="4"/>\___)=(___/</text:p>
      <text:p text:style-name="P8"/>
      <text:p text:style-name="P8"/>
      <text:p text:style-name="P8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 Regular" svg:font-family="'Monospace Regular'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3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3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0.1598in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11:56:27.846327714</meta:creation-date>
    <dc:date>2022-09-02T13:01:26.038261235</dc:date>
    <meta:editing-duration>PT1H4M54S</meta:editing-duration>
    <meta:editing-cycles>11</meta:editing-cycles>
    <meta:generator>LibreOffice/7.4.0.3$Linux_X86_64 LibreOffice_project/40$Build-3</meta:generator>
    <meta:document-statistic meta:table-count="1" meta:image-count="0" meta:object-count="0" meta:page-count="2" meta:paragraph-count="41" meta:word-count="102" meta:character-count="593" meta:non-whitespace-character-count="468"/>
  </office:meta>
</office:document-meta>
</file>